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1pt" style:font-size-asian="11pt" style:font-name-complex="Calibri1" style:font-size-complex="11pt"/>
    </style:style>
    <style:style style:name="P3" style:family="paragraph" style:parent-style-name="Standard">
      <style:text-properties style:font-name="Arial" fo:font-size="11pt" fo:font-weight="bold" style:font-size-asian="11pt" style:font-weight-asian="bold" style:font-name-complex="Calibri1" style:font-size-complex="11pt"/>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list-style-name="L1">
      <style:text-properties style:font-name="Arial"/>
    </style:style>
    <style:style style:name="P6" style:family="paragraph" style:parent-style-name="Standard">
      <style:text-properties style:font-name="Arial" style:text-underline-style="none"/>
    </style:style>
    <style:style style:name="P7" style:family="paragraph" style:parent-style-name="Standard" style:list-style-name="L2">
      <style:text-properties style:font-name="Arial"/>
    </style:style>
    <style:style style:name="P8" style:family="paragraph" style:parent-style-name="Standard" style:list-style-name="L5">
      <style:text-properties style:font-name="Arial"/>
    </style:style>
    <style:style style:name="P9" style:family="paragraph" style:parent-style-name="Standard" style:list-style-name="L6">
      <style:text-properties style:font-name="Arial"/>
    </style:style>
    <style:style style:name="P10" style:family="paragraph" style:parent-style-name="Standard" style:list-style-name="L4"/>
    <style:style style:name="P11" style:family="paragraph" style:parent-style-name="Standard" style:master-page-name="Standard">
      <style:paragraph-properties style:page-number="auto"/>
      <style:text-properties style:font-name="Arial"/>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fo:language="en" fo:country="GB"/>
    </style:style>
    <style:style style:name="T5" style:family="text">
      <style:text-properties fo:language="en" fo:country="GB" style:text-underline-style="solid" style:text-underline-width="auto" style:text-underline-color="font-color"/>
    </style:style>
    <style:style style:name="T6" style:family="text">
      <style:text-properties style:font-name="Calibri" fo:font-size="11pt" style:font-size-asian="11pt" style:font-name-complex="Calibri1" style:font-size-complex="11pt"/>
    </style:style>
    <style:style style:name="T7" style:family="text">
      <style:text-properties style:font-name="Calibri" fo:font-size="11pt" fo:font-weight="bold" style:font-size-asian="11pt" style:font-weight-asian="bold" style:font-name-complex="Calibri1" style:font-size-complex="11pt"/>
    </style:style>
    <style:style style:name="T8" style:family="text">
      <style:text-properties fo:font-size="11pt" fo:font-weight="bold" style:font-size-asian="11pt" style:font-weight-asian="bold" style:font-name-complex="Calibri1" style:font-size-complex="11pt"/>
    </style:style>
    <style:style style:name="T9" style:family="text">
      <style:text-properties fo:font-size="11pt" style:font-size-asian="11pt" style:font-name-complex="Calibri1" style:font-size-complex="11pt"/>
    </style:style>
    <style:style style:name="T10" style:family="text">
      <style:text-properties style:font-name="Arial"/>
    </style:style>
    <style:style style:name="T11" style:family="text">
      <style:text-properties style:font-name="Arial" style:text-underline-style="solid" style:text-underline-width="auto" style:text-underline-color="font-color"/>
    </style:style>
    <style:style style:name="T12" style:family="text">
      <style:text-properties style:font-name="Arial" fo:font-weight="bold" style:font-weight-asian="bold"/>
    </style:style>
    <style:style style:name="T1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oftware ontwerpdocument C</text:span></text:p>
      <text:p text:style-name="P1"><text:span text:style-name="T1"/></text:p>
      <text:p text:style-name="P1"><text:span text:style-name="T1"/></text:p>
      <text:p text:style-name="P1"><text:bookmark text:name="_GoBack"/><text:span text:style-name="T1"/></text:p>
      <text:p text:style-name="P1"><text:span text:style-name="T2">Main.[c|h]</text:span></text:p>
      <text:p text:style-name="P4">De Main bevat hele simpele standaard RP6-opstartprocedures en initialiseert alle programma's en runt de updateloop van alle programma's</text:p>
      <text:p text:style-name="P1"><text:span text:style-name="T2"/></text:p>
      <text:p text:style-name="P1"><text:span text:style-name="T2">CoreControl.[c|h]:</text:span></text:p>
      <text:p text:style-name="P1">CoreControl wordt als eerste geinitialiseerd door Main. CoreControl is verantwoordelijk om de afgelegde cellen bij te houden. Daarnaast bevat deze nog de draaings-calibratie, het finder-algoritme en het return-algoritme. Het bevat deels ook de bakenherkenning.<text:line-break/></text:p>
      <text:list xml:id="list867076690" text:style-name="L1">
        <text:list-item>
          <text:p text:style-name="P5"><text:span text:style-name="T3">InitCoreControl:</text:span></text:p>
        </text:list-item>
      </text:list>
      <text:p text:style-name="P6"><text:tab/>initialiseert alle andere controlemodules (ASI, Move, Position, Comm)</text:p>
      <text:p text:style-name="P6"/>
      <text:list xml:id="list630873619" text:continue-numbering="true" text:style-name="L1">
        <text:list-item>
          <text:p text:style-name="P5"><text:span text:style-name="T3">onEnterCellHandler</text:span>(wat doet de robot als hij in de cel komt) <text:line-break/></text:p>
        </text:list-item>
        <text:list-item>
          <text:p text:style-name="P5"><text:span text:style-name="T3">onLeaveCellHandler</text:span>(wat doet de robot als hij de cel verlaat)<text:line-break/></text:p>
        </text:list-item>
        <text:list-item>
          <text:p text:style-name="P5"><text:span text:style-name="T3">costFunction</text:span></text:p>
          <text:p text:style-name="P5"><text:span text:style-name="T13">wordt gebruikt bij de calibratie. Er worden twee arrays met elkaar vergeleken en het returnt de mate van gelijkenis, met een waarde van 0 voor gelijke arrays.</text:span><text:line-break/></text:p>
        </text:list-item>
        <text:list-item>
          <text:p text:style-name="P5"><text:span text:style-name="T3">calibrate</text:span>(scannen hoeveel omwentelingen nodig zijn voor 360 graden)<text:line-break/>calibrate werkt met een zogenaamd 'Gradient Descent' algoritme wat veel gebruikt word bij machine learning, om exact 360 graden te vinden.<text:line-break/></text:p>
        </text:list-item>
        <text:list-item>
          <text:p text:style-name="P5"><text:span text:style-name="T3">find</text:span>(het zoeken naar de persoon/weg door het doolhof)</text:p>
          <text:p text:style-name="P5">Find gebruikt de alombekende linkerhandmethode om het baken te zoeken.</text:p>
          <text:p text:style-name="P5"/>
        </text:list-item>
        <text:list-item>
          <text:p text:style-name="P5"><text:span text:style-name="T3">returnToStart</text:span>(terug gaan naar de start via de snelste route)<text:line-break/>Return to start bestaat uit het omdraaien van de heenweg-array, deze optimaliseren en vervolgens uitvoeren.</text:p>
          <text:p text:style-name="P5"/>
        </text:list-item>
        <text:list-item>
          <text:p text:style-name="P5"><text:span text:style-name="T3">updateCoreControl</text:span>(het updaten van de status waar de robot zich in vind, (finding, returning of calibrating).</text:p>
        </text:list-item>
      </text:list>
      <text:p text:style-name="P1"/>
      <text:p text:style-name="P1"/>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IOControl.[c|h]:</text:span>IOControl gebruiken we om de input te verwerken. <text:span text:style-name="T4">Zoals dingen <text:s/>laten zien op het LCD schermpje.</text:span></text:p>
      <text:list xml:id="list1191351781" text:style-name="L2">
        <text:list-item>
          <text:p text:style-name="P7"><text:span text:style-name="T4"><text:line-break/></text:span><text:span text:style-name="T5">show_WAITINGFORBRIEFING<text:line-break/></text:span></text:p>
        </text:list-item>
        <text:list-item>
          <text:p text:style-name="P7"><text:span text:style-name="T5">show_BRIEFINGRECEIVED<text:line-break/></text:span></text:p>
        </text:list-item>
        <text:list-item>
          <text:p text:style-name="P7"><text:span text:style-name="T5">show_PLACEMEATPOSITION<text:line-break/></text:span></text:p>
        </text:list-item>
        <text:list-item>
          <text:p text:style-name="P7"><text:span text:style-name="T5">show_SPEED<text:line-break/></text:span></text:p>
        </text:list-item>
        <text:list-item>
          <text:p text:style-name="P7"><text:span text:style-name="T5">show_STARTEDFINDING<text:line-break/></text:span></text:p>
        </text:list-item>
        <text:list-item>
          <text:p text:style-name="P7"><text:span text:style-name="T5">show_ENTERCELL<text:line-break/></text:span></text:p>
        </text:list-item>
        <text:list-item>
          <text:p text:style-name="P7"><text:span text:style-name="T5">show_ LEAVECELL<text:line-break/></text:span></text:p>
        </text:list-item>
        <text:list-item>
          <text:p text:style-name="P7"><text:span text:style-name="T5">show_ACTION<text:line-break/></text:span></text:p>
        </text:list-item>
        <text:list-item>
          <text:p text:style-name="P7"><text:span text:style-name="T5">show_WHICHWALL</text:span></text:p>
        </text:list-item>
      </text:list>
      <text:p text:style-name="P1">Deze methodes hebben duidelijke namen en geven dus aan wat ze doen.</text:p>
      <text:p text:style-name="P1"/>
      <text:p text:style-name="Standard"><text:span text:style-name="T12">PositionControl.[c|h]:</text:span></text:p>
      <text:p text:style-name="Standard"><text:span text:style-name="T10">De PositionControl bevat veel methodes voor positionering. Het scannen van de muren om zich heen.<text:line-break/></text:span></text:p>
      <text:list xml:id="list1505989674" text:style-name="L4">
        <text:list-item>
          <text:p text:style-name="P10"><text:span text:style-name="T11">acsStateChanged</text:span><text:span text:style-name="T10"> kijken of de status veranderd van de ACS status.<text:line-break/></text:span></text:p>
        </text:list-item>
        <text:list-item>
          <text:p text:style-name="P10"><text:span text:style-name="T11">readAvgADC </text:span><text:span text:style-name="T10"><text:s/>gemiddelde afstand tussen de robot en muur meten.<text:line-break/></text:span></text:p>
        </text:list-item>
        <text:list-item>
          <text:p text:style-name="P10"><text:span text:style-name="T11">wallIsLeft</text:span><text:span text:style-name="T10"> kijken of er een muur links is.<text:line-break/></text:span></text:p>
        </text:list-item>
        <text:list-item>
          <text:p text:style-name="P10"><text:span text:style-name="T11">wallIsRight </text:span><text:span text:style-name="T10">kijken of er een muur rechts is.<text:line-break/></text:span></text:p>
        </text:list-item>
        <text:list-item>
          <text:p text:style-name="P10"><text:span text:style-name="T11">wallIsFront </text:span><text:span text:style-name="T10"><text:s/>kijken of ere en muur voor is.<text:line-break/></text:span></text:p>
        </text:list-item>
        <text:list-item>
          <text:p text:style-name="P10"><text:span text:style-name="T11">initPositionControl</text:span><text:span text:style-name="T10"> initialiseert de I2C verbinding voor het ACS en de IRCOMM<text:line-break/></text:span></text:p>
        </text:list-item>
        <text:list-item>
          <text:p text:style-name="P10"><text:span text:style-name="T11">updatePositionControl</text:span><text:span text:style-name="T10"> Zorgt alleen voor update I2C<text:line-break/></text:span></text:p>
        </text:list-item>
        <text:list-item>
          <text:p text:style-name="P10"><text:span text:style-name="T11">updateWallData</text:span><text:span text:style-name="T10"> zet huidige muurdata naar de huidige cell.<text:line-break/></text:span></text:p>
        </text:list-item>
      </text:list>
      <text:p text:style-name="P1"/>
      <text:p text:style-name="P1"/>
      <text:p text:style-name="P1"/>
      <text:p text:style-name="P1"/>
      <text:p text:style-name="P1"/>
      <text:p text:style-name="P1"/>
      <text:p text:style-name="P1"/>
      <text:p text:style-name="P1"><text:soft-page-break/><text:span text:style-name="T2">MoveControl.[c|h]:</text:span></text:p>
      <text:p text:style-name="P1">De MoveControl gebruiken we voor het bewegen. Hierstaan dus alle methodes in voor de bewegingen. Het blijft ook bij bewegen. De processlogica zit namelijk in CoreControl.<text:line-break/></text:p>
      <text:list xml:id="list262766915" text:style-name="L6">
        <text:list-item>
          <text:p text:style-name="P9"><text:span text:style-name="T3">InitMoveControl </text:span>intialiseren van de movecontrol (condities etc instellen).<text:span text:style-name="T3"><text:line-break/></text:span></text:p>
        </text:list-item>
        <text:list-item>
          <text:p text:style-name="P9"><text:span text:style-name="T3">updateMoveControl </text:span>updaten van de statussen (stationary, moving, turning). Doet helemaal niets.<text:span text:style-name="T3"><text:line-break/></text:span></text:p>
        </text:list-item>
        <text:list-item>
          <text:p text:style-name="P9"><text:span text:style-name="T3">moveForward </text:span></text:p>
          <text:p text:style-name="P9"><text:span text:style-name="T13">Proberen recht te rijden door middel van een richtings-error en een positie error. De eerste wordt gevonden door het verschil tussen voor-en-achter sensoren te meten. De tweede wordt gevonden door linker sensoren met rechter sensoren te vergelijken.</text:span><text:span text:style-name="T3"><text:line-break/></text:span></text:p>
        </text:list-item>
        <text:list-item>
          <text:p text:style-name="P9"><text:span text:style-name="T3">turnLeft </text:span>links afslaan. (Met hoekwaardes gevonden van calibratie)<text:span text:style-name="T3"><text:line-break/></text:span></text:p>
        </text:list-item>
        <text:list-item>
          <text:p text:style-name="P9"><text:span text:style-name="T3">turnRight </text:span>rechts afslaan. (Met hoekwaardes gevonden van calibratie)<text:span text:style-name="T3"><text:line-break/></text:span></text:p>
        </text:list-item>
        <text:list-item>
          <text:p text:style-name="P9"><text:span text:style-name="T3">turn180 </text:span>180 graden draaien. (Met hoekwaardes gevonden van calibratie)</text:p>
        </text:list-item>
      </text:list>
      <text:p text:style-name="P1"/>
      <text:p text:style-name="P1"><text:span text:style-name="T2">CommControl:</text:span>De CommControl gebruiken we voor de communicatie met het basisstation. Hierbij ontvangt hij de briefing.<text:line-break/></text:p>
      <text:list xml:id="list1360865897" text:style-name="L5">
        <text:list-item>
          <text:p text:style-name="P8"><text:span text:style-name="T3">initCommControl</text:span> wacht op de startwaardes die ontvangen worden vanuit het DAS.</text:p>
        </text:list-item>
        <text:list-item>
          <text:p text:style-name="P8"><text:span text:style-name="T3">SendData </text:span></text:p>
          <text:p text:style-name="P8"><text:span text:style-name="T13">zend alle cell data door. Dit natuurlijk afhankelijk van of er uberhaupt wel is gereden.</text:span><text:span text:style-name="T3"><text:line-break/></text:span></text:p>
        </text:list-item>
      </text:list>
      <text:p text:style-name="P1"><text:span text:style-name="T8">Infrarood:</text:span></text:p>
      <text:p text:style-name="P2"/>
      <text:p text:style-name="P1"><text:span text:style-name="T9">Infrarood wordt gebruikt om het baken te herkennen. Wat infrarood inhoud is dat er op met MHz gekeken wordt of hij een frequentie vind. Het maakt niet uit op welke frequentie. Als de IR-sensor iets vind onthoud hij waar hij dit gevonden heeft. De code voor de controle is geplaatst nadat de robot stilstaat voor een muur of object. Dan wordt er pas gecontroleerd. Wij hebben dit gedaan omdat de robot een signaal kan vinden door de opening heen als dit gebeurd dan markeert de robot een verkeerde cel.</text:span></text:p>
      <text:p text:style-name="P2"/>
      <text:p text:style-name="P1"><text:span text:style-name="T8">Terugkeer algoritme:</text:span></text:p>
      <text:p text:style-name="P3"/>
      <text:p text:style-name="P1"><text:span text:style-name="T9">Een lijst wordt aangemaakt met acties van de RP6 Robot, hierin staat of hij links- of rechtsom draaid, heeft omgedraaid of vooruit is gereden. Deze lijst wordt omgedraaid als het doel is gevonden. Daarna worden bepaalde commando’s versimpeld, zoals het twee keer naar rechts draaien wordt omgezet naar het omdraai commando. Hierdoor wordt de lijst steeds korter, en zal aan het eind een veel kortere lijst over zijn, met daarin de kortste route terug naar het startpunt. <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letter-kerning="true" style:font-size-asian="11pt" style:language-asian="nl" style:country-asian="NL"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Droid Sans" style:font-size-asian="11pt" style:language-asian="nl" style:country-asian="NL"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0" fo:widows="0" fo:hyphenation-ladder-count="no-limit" style:vertical-align="baseline" style:writing-mode="lr-tb"/>
      <style:text-properties style:use-window-font-color="true" style:font-name="Times New Roman" fo:font-size="12pt"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lan Bullock</meta:initial-creator>
    <dc:creator>Declan Bullock</dc:creator>
    <meta:editing-cycles>12</meta:editing-cycles>
    <meta:creation-date>2012-06-13T00:02:07</meta:creation-date>
    <dc:date>2012-06-13T00:20:41</dc:date>
    <meta:editing-duration>PT11M35S</meta:editing-duration>
    <meta:generator>LibreOffice/3.5$Linux_X86_64 LibreOffice_project/350m1$Build-2</meta:generator>
    <meta:document-statistic meta:table-count="0" meta:image-count="0" meta:object-count="0" meta:page-count="3" meta:paragraph-count="54" meta:word-count="677" meta:character-count="4493" meta:non-whitespace-character-count="38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